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tab/>The cities citrine glow flooded in, as the blinds gracefully folded open with the silent hum of micro servo motors, revealing a simple minimalistic room, containing all non-organic materials with the exception of dark basalt tile on the floors. A coffee maker in another room fired up with a quiet burble, as if on a schedule, and it's sweet aroma of a Kona blend filled the apartments atmosphere through all of the recycled air cooling vents. Across the room, a smart thermostat light up blue, rapidly cycling through digits, showing the temperature setting shifting lower and lower, then gracefully falls dark again. A few moments later the rooms ambient wind chime sound-scape began to quiet as the dim glow of the clock on the wall hit 3:58AM. As the apartments devices all went silent, a call dial tone surfaced somewhere inside the apartment, and a smart auto-answering system patched the call through to the bedroom, “Amelia, this is your 4 AM wake up call...” A tired voice then answered, “Thanks Matt, punctual as usual...”</text:p>
      <text:p text:style-name="P1"><text:tab/>The cities magnificence, its glow, a symbol of mans rule over nature, was now scarcely overpowered by natures beacon of light, the sun. Amelia stood on the apartments balcony, in full black business casual, elbows wresting on the new Victorian black balcony railings, viewing the rise of the sun. The sounds of a familiar political debate hounding from the TV next door soon disturbed her meditation, “The photon stabilizers from ComTech will be a disaster for the 3D printing industry. ComTech will have a monopoly against this industry, and if we do not stop them now, they will destroy the entire free market system. Who can compete against them? Who on earth would vote against HR1492? Taxation, and a mass of sanctions still has yet to quell the destructive influence of ComTech, and other greedy corporations, this bill will officially stop them in their tracks, and allow our economic situation more time to stabilize.” Amelia shook her head in disgust. As she turned and placed her back to the sunrise, peering into her bedroom, her new secretary, Darren, was already waiting for her.</text:p>
      <text:p text:style-name="P1"><text:tab/>“Darren, your early, how did you let yourself in – never mind, what's the situation?” Darren <text:soft-page-break/>stiffened up into a more militarily trained stance, responding in a concerned, and slightly nervous tone, “Amelia... There is a situation which needs to be resolved immediately, I recommend only discussing it in the chopper.” Amelia closed the door to the balcony behind her, with a dull click as it shut. While still facing Darren, lifting one eye brow, in a glare, she asked, “Darren, relax, you are no longer in the militarily, what's the level of intensity?” Darren folded his arms, as if to state he was at ease, and following instruction, yet still rigid, “Level C. Do you need time to pack your bags?” Amelia quickly responded by walking to her closet, “No, already packed, I expected the worst.” She placed her hand on the dark semi-mirrored surface of the closet sliding door, for a few seconds, then removed her hand revealing her print glowing green from underneath. Within seconds, a black gloss tile seemingly floated out from the wall next to her revealing a drawer in which captured Darren's curiosity, “I have invented better,” he exclaimed, yet still fascinated. Ignoring him, Amelia quickly removed a small leather black briefcase as the drawer already hummed with servo motors retracting the drawer back into the wall automatically. Amelia, noticing Darren was staring awkwardly at her black briefcase, responded, “Black is my favorite color,” as she headed out of the bedroom towards her apartments exit.</text:p>
      <text:p text:style-name="P1"><text:tab/>The fluttering of rotating propellers grew louder with every second, the helicopter was approaching at an unusual rate, Amelia with a crooked smile, looked over at Darren and asked, “Level C? Are you sure? Sounds like it has escalated beyond that point.” Darren, still rigid, showed it was now apparent Amelia appeared unprofessional to him. “This is a very serious matter,” she thought, he was not even this rigid during the interviews.</text:p>
      <text:p text:style-name="P1"/>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lobite </meta:initial-creator>
    <meta:creation-date>2014-09-14T14:20:30</meta:creation-date>
    <dc:date>2014-09-16T15:24:52</dc:date>
    <dc:creator>trillobite </dc:creator>
    <meta:editing-duration>PT3H28M19S</meta:editing-duration>
    <meta:editing-cycles>11</meta:editing-cycles>
    <meta:generator>LibreOffice/3.5$Linux_X86_64 LibreOffice_project/350m1$Build-2</meta:generator>
    <meta:document-statistic meta:table-count="0" meta:image-count="0" meta:object-count="0" meta:page-count="2" meta:paragraph-count="5" meta:word-count="680" meta:character-count="4083" meta:non-whitespace-character-count="3402"/>
  </office:meta>
</office:document-meta>
</file>